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  <style:text-properties fo:font-size="20pt" style:font-size-asian="20pt" style:font-size-complex="20pt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ext-properties fo:font-size="18pt" style:font-size-asian="18pt" style:font-size-complex="18pt"/>
    </style:style>
    <style:style style:name="ce10" style:family="table-cell" style:parent-style-name="Default" style:data-style-name="N13"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ackground-color="transparent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ackground-color="#FFFF00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ackground-color="#FFFF00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fo:background-color="#70AD47"/>
      <style:text-properties fo:font-size="18pt" style:font-size-asian="18pt" style:font-size-complex="18pt"/>
    </style:style>
    <style:style style:name="ce15" style:family="table-cell" style:parent-style-name="Default" style:data-style-name="N0">
      <style:table-cell-properties fo:background-color="#FFFF00"/>
      <style:text-properties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92D050"/>
      <style:text-properties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13">
      <style:table-cell-properties fo:background-color="#92D050"/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ackground-color="#92D050"/>
      <style:text-properties fo:font-size="18pt" style:font-size-asian="18pt" style:font-size-complex="18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98979166666667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2.48708333333333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5.97958333333333cm"/>
    </style:style>
    <style:style style:name="co18" style:family="table-column">
      <style:table-column-properties fo:break-before="auto" style:column-width="1.93145833333333cm" style:use-optimal-column-width="true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7.35541666666667cm"/>
    </style:style>
    <style:style style:name="co21" style:family="table-column">
      <style:table-column-properties fo:break-before="auto" style:column-width="2.83104166666667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8.83708333333333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puts" table:style-name="ta1">
        <table:shapes>
          <draw:rect draw:z-index="1" draw:layer="Invisible" draw:name="Comment 3">
            <svg:title/>
            <svg:desc/>
          </draw:rect>
          <draw:rect draw:z-index="2" draw:layer="Invisible" draw:name="Comment 4">
            <svg:title/>
            <svg:desc/>
          </draw:rect>
          <draw:rect draw:z-index="3" draw:layer="Invisible" draw:name="Comment 5">
            <svg:title/>
            <svg:desc/>
          </draw:rect>
          <draw:rect draw:z-index="4" draw:layer="Invisible" draw:name="Comment 9">
            <svg:title/>
            <svg:desc/>
          </draw:rect>
          <draw:rect draw:z-index="5" draw:layer="Invisible" draw:name="Comment 8">
            <svg:title/>
            <svg:desc/>
          </draw:rect>
          <draw:rect draw:z-index="6" draw:layer="Invisible" draw:name="Comment 7">
            <svg:title/>
            <svg:desc/>
          </draw:rect>
          <draw:rect draw:z-index="7" draw:layer="Invisible" draw:name="Comment 10">
            <svg:title/>
            <svg:desc/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9" table:default-cell-style-name="ce1"/>
        <table:table-row table:style-name="ro1">
          <table:table-cell office:value-type="string" table:style-name="ce8">
            <text:p>Stream Name</text:p>
          </table:table-cell>
          <table:table-cell office:value-type="string" table:style-name="ce8">
            <text:p>SMS</text:p>
          </table:table-cell>
          <table:table-cell office:value-type="string" table:style-name="ce8">
            <text:p>MMS</text:p>
          </table:table-cell>
          <table:table-cell office:value-type="string" table:style-name="ce8">
            <text:p>RCS</text:p>
          </table:table-cell>
          <table:table-cell table:style-name="ce9"/>
          <table:table-cell table:style-name="ce9">
            <office:annotation draw:style-name="a0" svg:x="7.58333333333333in" svg:y="-0.0104166666666667in" svg:width="1.15625in" svg:height="0.71875in">
              <dc:creator>Microsoft Office User</dc:creator>
              <text:p><text:span text:style-name="T2">Number of hours the systems runs at peak rates</text:span><text:span text:style-name="T1"/></text:p>
              <text:p/>
            </office:annotation>
          </table:table-cell>
          <table:table-cell table:number-columns-repeated="5" table:style-name="ce9"/>
          <table:table-cell table:style-name="ce1">
            <office:annotation draw:style-name="a1" svg:x="13.4479166666667in" svg:y="0.0104166666666667in" svg:width="1.08333333333333in" svg:height="0.71875in">
              <dc:creator>Microsoft Office User</dc:creator>
              <text:p><text:span text:style-name="T1">Includes interbroker traffic - may need to split this to allow for interface separation for that</text:span></text:p>
              <text:p/>
            </office:annotation>
          </table:table-cell>
          <table:table-cell table:number-columns-repeated="3" table:style-name="ce1"/>
          <table:table-cell office:value-type="string" table:style-name="ce1">
            <office:annotation draw:style-name="a2" svg:x="17.5104166666667in" svg:y="0.0104166666666667in" svg:width="1.08333333333333in" svg:height="0.71875in">
              <dc:creator>Microsoft Office User</dc:creator>
              <text:p><text:span text:style-name="T2">To be reflected in CPU/RAM/Network eventually</text:span></text:p>
            </office:annotation>
            <text:p>Peak TPS</text:p>
          </table:table-cell>
          <table:table-cell table:number-columns-repeated="16368"/>
        </table:table-row>
        <table:table-row table:style-name="ro1">
          <table:table-cell office:value-type="string" table:style-name="ce15">
            <text:p>Input values</text:p>
          </table:table-cell>
          <table:table-cell table:number-columns-repeated="3" table:style-name="ce15"/>
          <table:table-cell table:number-columns-repeated="2" table:style-name="ce12"/>
          <table:table-cell table:number-columns-repeated="5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Message size (bytes)</text:p>
          </table:table-cell>
          <table:table-cell office:value-type="float" office:value="300" table:style-name="ce9">
            <text:p>300</text:p>
          </table:table-cell>
          <table:table-cell office:value-type="float" office:value="300000" table:style-name="ce9">
            <text:p>300000</text:p>
          </table:table-cell>
          <table:table-cell office:value-type="float" office:value="300" table:style-name="ce9">
            <text:p>300</text:p>
          </table:table-cell>
          <table:table-cell table:number-columns-repeated="2" table:style-name="ce9"/>
          <table:table-cell table:style-name="ce10"/>
          <table:table-cell table:style-name="ce9"/>
          <table:table-cell table:style-name="ce10"/>
          <table:table-cell table:number-columns-repeated="2" table:style-name="ce9"/>
          <table:table-cell table:number-columns-repeated="4" table:style-name="ce1"/>
          <table:table-cell office:value-type="float" office:value="2500" table:style-name="ce1">
            <text:p>2500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Message TPS</text:p>
          </table:table-cell>
          <table:table-cell office:value-type="float" office:value="1400" table:style-name="ce9">
            <text:p>1400</text:p>
          </table:table-cell>
          <table:table-cell office:value-type="float" office:value="60" table:style-name="ce9">
            <text:p>60</text:p>
          </table:table-cell>
          <table:table-cell office:value-type="float" office:value="1400" table:style-name="ce9">
            <text:p>1400</text:p>
          </table:table-cell>
          <table:table-cell table:number-columns-repeated="2" table:style-name="ce9"/>
          <table:table-cell table:style-name="ce10"/>
          <table:table-cell table:style-name="ce9"/>
          <table:table-cell table:style-name="ce10"/>
          <table:table-cell table:number-columns-repeated="2" table:style-name="ce9"/>
          <table:table-cell table:number-columns-repeated="4" table:style-name="ce1"/>
          <table:table-cell office:value-type="float" office:value="90" table:style-name="ce1">
            <text:p>90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Retention <text:s/>period (days)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table:style-name="ce10"/>
          <table:table-cell table:style-name="ce9"/>
          <table:table-cell table:style-name="ce10"/>
          <table:table-cell table:number-columns-repeated="2" table:style-name="ce9"/>
          <table:table-cell table:number-columns-repeated="4" table:style-name="ce1"/>
          <table:table-cell office:value-type="float" office:value="2500" table:style-name="ce1">
            <text:p>2500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Replication factor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office:annotation draw:style-name="a3" svg:x="1.04166666666667in" svg:y="0.96875in" svg:width="1.15625in" svg:height="0.71875in">
              <dc:creator>Microsoft Office User</dc:creator>
              <text:p><text:span text:style-name="T2">Number of hours the systems runs at peak rates</text:span><text:span text:style-name="T1"/></text:p>
              <text:p/>
            </office:annotation>
            <text:p>Peak TPS duration (hours)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Off-peak TPS 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Compression level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office:value-type="percentage" office:value="1" table:style-name="ce10">
            <text:p>100%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office:annotation draw:style-name="a4" svg:x="3.11458333333333in" svg:y="2.13541666666667in" svg:width="1.08333333333333in" svg:height="0.71875in">
              <dc:creator>Microsoft Office User</dc:creator>
              <text:p><text:span text:style-name="T2">Message envelope, batch envelope custom headers</text:span></text:p>
            </office:annotation>
            <text:p>Message overhead</text:p>
          </table:table-cell>
          <table:table-cell office:value-type="percentage" office:value="1.01" table:style-name="ce10">
            <text:p>101%</text:p>
          </table:table-cell>
          <table:table-cell office:value-type="percentage" office:value="1.01" table:style-name="ce10">
            <text:p>101%</text:p>
          </table:table-cell>
          <table:table-cell office:value-type="percentage" office:value="1.01" table:style-name="ce10">
            <text:p>101%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office:annotation draw:style-name="a5" svg:x="2.0625in" svg:y="1.63541666666667in" svg:width="1.08333333333333in" svg:height="0.71875in">
              <dc:creator>Microsoft Office User</dc:creator>
              <text:p><text:span text:style-name="T2">Indexes and other files</text:span></text:p>
            </office:annotation>
            <text:p>Storage overhead</text:p>
          </table:table-cell>
          <table:table-cell office:value-type="percentage" office:value="1.05" table:style-name="ce10">
            <text:p>105%</text:p>
          </table:table-cell>
          <table:table-cell office:value-type="percentage" office:value="1.05" table:style-name="ce10">
            <text:p>105%</text:p>
          </table:table-cell>
          <table:table-cell office:value-type="percentage" office:value="1.05" table:style-name="ce10">
            <text:p>105%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Number of Consumer groups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16">
            <text:p>Calculations</text:p>
          </table:table-cell>
          <table:table-cell table:number-columns-repeated="3" table:style-name="ce17"/>
          <table:table-cell table:number-columns-repeated="2" table:style-name="ce18"/>
          <table:table-cell table:number-columns-repeated="5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Total per day (msg)</text:p>
          </table:table-cell>
          <table:table-cell office:value-type="float" office:value="72576000" table:formula="of:=([.B4]*[.B7]+[.B4]*(24-[.B7])*[.B8])*3600" table:style-name="ce9">
            <text:p>72576000</text:p>
          </table:table-cell>
          <table:table-cell office:value-type="float" office:value="3110400" table:formula="of:=([.C4]*[.C7]+[.C4]*(24-[.C7])*[.C8])*3600" table:style-name="ce9">
            <text:p>3110400</text:p>
          </table:table-cell>
          <table:table-cell office:value-type="float" office:value="72576000" table:formula="of:=([.D4]*[.D7]+[.D4]*(24-[.D7])*[.D8])*3600" table:style-name="ce9">
            <text:p>72576000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Total volumes per day (GB)</text:p>
          </table:table-cell>
          <table:table-cell office:value-type="float" office:value="20.28" table:formula="of:=ROUNDUP([.B14]*[.B3]/1024/1024/1024;2)" table:style-name="ce9">
            <text:p>20.28</text:p>
          </table:table-cell>
          <table:table-cell office:value-type="float" office:value="869.04" table:formula="of:=ROUNDUP([.C14]*[.C3]/1024/1024/1024;2)" table:style-name="ce9">
            <text:p>869.04</text:p>
          </table:table-cell>
          <table:table-cell office:value-type="float" office:value="20.28" table:formula="of:=ROUNDUP([.D14]*[.D3]/1024/1024/1024;2)" table:style-name="ce9">
            <text:p>20.28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text:p>Storage needed (TB)</text:p>
          </table:table-cell>
          <table:table-cell office:value-type="float" office:value="0.19" table:formula="of:=ROUNDUP([.B15]*[.B6]*[.B5]*[.B9]*[.B10]*[.B11]/1024;2)" table:style-name="ce9">
            <text:p>0.19</text:p>
          </table:table-cell>
          <table:table-cell office:value-type="float" office:value="8.11" table:formula="of:=ROUNDUP([.C15]*[.C6]*[.C5]*[.C9]*[.C10]*[.C11]/1024;2)" table:style-name="ce9">
            <text:p>8.11</text:p>
          </table:table-cell>
          <table:table-cell office:value-type="float" office:value="0.19" table:formula="of:=ROUNDUP([.D15]*[.D6]*[.D5]*[.D9]*[.D10]*[.D11]/1024;2)" table:style-name="ce9">
            <text:p>0.19</text:p>
          </table:table-cell>
          <table:table-cell table:number-columns-repeated="7" table:style-name="ce9"/>
          <table:table-cell table:number-columns-repeated="16373" table:style-name="ce1"/>
        </table:table-row>
        <table:table-row table:style-name="ro1">
          <table:table-cell office:value-type="string" table:style-name="ce8">
            <office:annotation draw:style-name="a6" svg:x="1.04166666666667in" svg:y="2.88541666666667in" svg:width="1.08333333333333in" svg:height="0.71875in">
              <dc:creator>Microsoft Office User</dc:creator>
              <text:p><text:span text:style-name="T1">Includes interbroker traffic - may need to split this to allow for interface separation for that</text:span></text:p>
              <text:p/>
            </office:annotation>
            <text:p>Peak Produce Mbps</text:p>
          </table:table-cell>
          <table:table-cell office:value-type="float" office:value="3.2399999999999998" table:formula="of:=ROUNDUP([.B3]*[.B4]*[.B9]*[.B10]*8/1024/1024;2)" table:style-name="ce9">
            <text:p>3.24</text:p>
          </table:table-cell>
          <table:table-cell office:value-type="float" office:value="138.70999999999998" table:formula="of:=ROUNDUP([.C3]*[.C4]*[.C9]*[.C10]*8/1024/1024;2)" table:style-name="ce9">
            <text:p>138.71</text:p>
          </table:table-cell>
          <table:table-cell office:value-type="float" office:value="3.2399999999999998" table:formula="of:=ROUNDUP([.D3]*[.D4]*[.D9]*[.D10]*8/1024/1024;2)" table:style-name="ce9">
            <text:p>3.24</text:p>
          </table:table-cell>
          <table:table-cell table:number-columns-repeated="7" table:style-name="ce9"/>
          <table:table-cell table:number-columns-repeated="16373"/>
        </table:table-row>
        <table:table-row table:style-name="ro1">
          <table:table-cell office:value-type="string" table:style-name="ce8">
            <text:p>Peak Interbroker Mbps</text:p>
          </table:table-cell>
          <table:table-cell office:value-type="float" office:value="6.4799999999999995" table:formula="of:=ROUNDUP([.B3]*[.B4]*[.B9]*[.B10]*([.B6]-1)*8/1024/1024;2)" table:style-name="ce9">
            <text:p>6.48</text:p>
          </table:table-cell>
          <table:table-cell office:value-type="float" office:value="277.40999999999997" table:formula="of:=ROUNDUP([.C3]*[.C4]*[.C9]*[.C10]*([.C6]-1)*8/1024/1024;2)" table:style-name="ce9">
            <text:p>277.41</text:p>
          </table:table-cell>
          <table:table-cell office:value-type="float" office:value="6.4799999999999995" table:formula="of:=ROUNDUP([.D3]*[.D4]*[.D9]*[.D10]*([.D6]-1)*8/1024/1024;2)" table:style-name="ce9">
            <text:p>6.48</text:p>
          </table:table-cell>
          <table:table-cell table:number-columns-repeated="7" table:style-name="ce9"/>
          <table:table-cell table:number-columns-repeated="16373"/>
        </table:table-row>
        <table:table-row table:style-name="ro1">
          <table:table-cell office:value-type="string" table:style-name="ce8">
            <text:p>Peak Consume Mbps</text:p>
          </table:table-cell>
          <table:table-cell office:value-type="float" office:value="6.4799999999999995" table:formula="of:=ROUNDUP([.B3]*[.B4]*[.B9]*[.B10]*[.B12]*8/1024/1024;2)" table:style-name="ce9">
            <text:p>6.48</text:p>
          </table:table-cell>
          <table:table-cell office:value-type="float" office:value="277.40999999999997" table:formula="of:=ROUNDUP([.C3]*[.C4]*[.C9]*[.C10]*[.C12]*8/1024/1024;2)" table:style-name="ce9">
            <text:p>277.41</text:p>
          </table:table-cell>
          <table:table-cell office:value-type="float" office:value="6.4799999999999995" table:formula="of:=ROUNDUP([.D3]*[.D4]*[.D9]*[.D10]*[.D12]*8/1024/1024;2)" table:style-name="ce9">
            <text:p>6.48</text:p>
          </table:table-cell>
          <table:table-cell table:number-columns-repeated="7" table:style-name="ce9"/>
          <table:table-cell table:number-columns-repeated="16373"/>
        </table:table-row>
        <table:table-row table:style-name="ro1">
          <table:table-cell office:value-type="string" table:style-name="ce8">
            <office:annotation draw:style-name="a7" svg:x="1.04166666666667in" svg:y="3.30208333333333in" svg:width="1.08333333333333in" svg:height="0.71875in">
              <dc:creator>Microsoft Office User</dc:creator>
              <text:p><text:span text:style-name="T2">To be reflected in CPU/RAM/Network eventually</text:span></text:p>
            </office:annotation>
            <text:p>Peak TPS</text:p>
          </table:table-cell>
          <table:table-cell office:value-type="float" office:value="2500" table:style-name="ce9">
            <text:p>2500</text:p>
          </table:table-cell>
          <table:table-cell office:value-type="float" office:value="90" table:style-name="ce9">
            <text:p>90</text:p>
          </table:table-cell>
          <table:table-cell office:value-type="float" office:value="2500" table:style-name="ce9">
            <text:p>2500</text:p>
          </table:table-cell>
          <table:table-cell table:number-columns-repeated="7" table:style-name="ce9"/>
          <table:table-cell table:number-columns-repeated="16373"/>
        </table:table-row>
        <table:table-row table:style-name="ro1">
          <table:table-cell office:value-type="string" table:style-name="ce8">
            <text:p>Peak Disk Throuput MB/s</text:p>
          </table:table-cell>
          <table:table-cell office:value-type="float" office:value="17.010000000000002" table:formula="of:=ROUNDUP(([.B18]+[.B17]+[.B19])*[.B11];2)" table:style-name="ce9">
            <text:p>17.01</text:p>
          </table:table-cell>
          <table:table-cell office:value-type="float" office:value="728.21" table:formula="of:=ROUNDUP(([.C18]+[.C17]+[.C19])*[.C11];2)" table:style-name="ce9">
            <text:p>728.21</text:p>
          </table:table-cell>
          <table:table-cell office:value-type="float" office:value="17.010000000000002" table:formula="of:=ROUNDUP(([.D18]+[.D17]+[.D19])*[.D11];2)" table:style-name="ce9">
            <text:p>17.01</text:p>
          </table:table-cell>
          <table:table-cell table:number-columns-repeated="16380" table:style-name="ce1"/>
        </table:table-row>
        <table:table-row table:number-rows-repeated="6" table:style-name="ro1">
          <table:table-cell table:style-name="ce1"/>
          <table:table-cell table:number-columns-repeated="3" table:style-name="ce9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Input valu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Calculated results</text:p>
          </table:table-cell>
          <table:table-cell table:number-columns-repeated="16383" table:style-name="ce1"/>
        </table:table-row>
        <table:table-row table:number-rows-repeated="1048546" table:style-name="ro2">
          <table:table-cell table:number-columns-repeated="16384"/>
        </table:table-row>
      </table:table>
      <table:table table:name="Sizing_a_Kafka_Cluster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6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16" table:number-columns-repeated="16374" table:default-cell-style-name="ce1"/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2">
            <text:p>Storage</text:p>
          </table:table-cell>
          <table:table-cell table:number-columns-repeated="3" table:style-name="ce2"/>
          <table:table-cell office:value-type="string" table:style-name="ce2">
            <text:p>Number of Nodes</text:p>
          </table:table-cell>
          <table:table-cell table:number-columns-repeated="3" table:style-name="ce2"/>
          <table:table-cell office:value-type="string" table:style-name="ce2">
            <text:p>Network Utilization</text:p>
          </table:table-cell>
          <table:table-cell table:number-columns-repeated="16375" table:style-name="ce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9">
            <text:p>Storage</text:p>
          </table:table-cell>
          <table:table-cell office:value-type="float" office:value="8.4899999999999984" table:formula="of:=SUM([Inputs.B16:.J16])" table:style-name="ce9">
            <text:p>8.49</text:p>
          </table:table-cell>
          <table:table-cell office:value-type="string" table:style-name="ce9">
            <text:p>Tb</text:p>
          </table:table-cell>
          <table:table-cell table:style-name="ce9"/>
          <table:table-cell office:value-type="string" table:style-name="ce9">
            <text:p>Total Configured Storage per broker</text:p>
          </table:table-cell>
          <table:table-cell office:value-type="float" office:value="10" table:style-name="ce9">
            <text:p>10</text:p>
          </table:table-cell>
          <table:table-cell office:value-type="string" table:style-name="ce9">
            <text:p>Tb</text:p>
          </table:table-cell>
          <table:table-cell table:style-name="ce9"/>
          <table:table-cell office:value-type="string" table:style-name="ce9">
            <text:p>Incoming bitrate</text:p>
          </table:table-cell>
          <table:table-cell office:value-type="float" office:value="145.19" table:formula="of:=SUM([Inputs.B17:.J17])" table:style-name="ce9">
            <text:p>145.19</text:p>
          </table:table-cell>
          <table:table-cell office:value-type="string" table:style-name="ce9">
            <text:p>Mbps</text:p>
          </table:table-cell>
          <table:table-cell table:number-columns-repeated="16373"/>
        </table:table-row>
        <table:table-row table:style-name="ro1">
          <table:table-cell table:style-name="ce9"/>
          <table:table-cell office:value-type="float" office:value="9" table:formula="of:=ROUNDUP([.B6];0)" table:style-name="ce9">
            <text:p>9</text:p>
          </table:table-cell>
          <table:table-cell office:value-type="string" table:style-name="ce9">
            <text:p>Tb</text:p>
          </table:table-cell>
          <table:table-cell table:style-name="ce9"/>
          <table:table-cell office:value-type="string" table:style-name="ce9">
            <text:p>Disk utilization</text:p>
          </table:table-cell>
          <table:table-cell office:value-type="percentage" office:value="0.8" table:style-name="ce10">
            <text:p>80%</text:p>
          </table:table-cell>
          <table:table-cell table:number-columns-repeated="2" table:style-name="ce9"/>
          <table:table-cell office:value-type="string" table:style-name="ce11">
            <text:p>Outgoing bitrate</text:p>
          </table:table-cell>
          <table:table-cell office:value-type="float" office:value="290.37" table:formula="of:=SUM([Inputs.B19:.J19])" table:style-name="ce11">
            <text:p>290.37</text:p>
          </table:table-cell>
          <table:table-cell office:value-type="string" table:style-name="ce9">
            <text:p>Mbps</text:p>
          </table:table-cell>
          <table:table-cell table:number-columns-repeated="16373"/>
        </table:table-row>
        <table:table-row table:style-name="ro1">
          <table:table-cell table:number-columns-repeated="3" table:style-name="ce11"/>
          <table:table-cell table:number-columns-repeated="5" table:style-name="ce9"/>
          <table:table-cell office:value-type="string" table:style-name="ce11">
            <text:p>Interbroker bitrate</text:p>
          </table:table-cell>
          <table:table-cell office:value-type="float" office:value="290.37" table:formula="of:=SUM([Inputs.B18:.K18])" table:style-name="ce11">
            <text:p>290.37</text:p>
          </table:table-cell>
          <table:table-cell office:value-type="string" table:style-name="ce9">
            <text:p>Mbps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Minimum Disks Per Broker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5" table:style-name="ce9"/>
          <table:table-cell office:value-type="string" table:style-name="ce9">
            <text:p>Total bitrate</text:p>
          </table:table-cell>
          <table:table-cell office:value-type="float" office:value="725.93000000000006" table:formula="of:=SUM([.J6:.J8])" table:style-name="ce9">
            <text:p>725.93</text:p>
          </table:table-cell>
          <table:table-cell office:value-type="string" table:style-name="ce9">
            <text:p>Mbps</text:p>
          </table:table-cell>
          <table:table-cell table:number-columns-repeated="16373"/>
        </table:table-row>
        <table:table-row table:style-name="ro1">
          <table:table-cell office:value-type="string" table:style-name="ce13">
            <text:p>Measured Disk Bandwidth<text:s/>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Mb/sec</text:p>
          </table:table-cell>
          <table:table-cell table:number-columns-repeated="5" table:style-name="ce9"/>
          <table:table-cell office:value-type="string" table:style-name="ce13">
            <text:p>Network Interface Bandwidth (Gb/sec)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Gbps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Required disk bandwidth</text:p>
          </table:table-cell>
          <table:table-cell office:value-type="float" office:value="762.23" table:formula="of:=SUM([Inputs.B21:.L21])" table:style-name="ce11">
            <text:p>762.23</text:p>
          </table:table-cell>
          <table:table-cell office:value-type="string" table:style-name="ce9">
            <text:p>MB/sec</text:p>
          </table:table-cell>
          <table:table-cell table:number-columns-repeated="8" table:style-name="ce9"/>
          <table:table-cell table:number-columns-repeated="16373"/>
        </table:table-row>
        <table:table-row table:style-name="ro1">
          <table:table-cell table:number-columns-repeated="3" table:style-name="ce11"/>
          <table:table-cell table:number-columns-repeated="8" table:style-name="ce9"/>
          <table:table-cell table:number-columns-repeated="16373"/>
        </table:table-row>
        <table:table-row table:style-name="ro1">
          <table:table-cell table:number-columns-repeated="2" table:style-name="ce9"/>
          <table:table-cell table:style-name="ce11"/>
          <table:table-cell table:number-columns-repeated="8" table:style-name="ce9"/>
          <table:table-cell table:number-columns-repeated="16373"/>
        </table:table-row>
        <table:table-row table:style-name="ro1">
          <table:table-cell table:number-columns-repeated="3" table:style-name="ce11"/>
          <table:table-cell table:number-columns-repeated="8" table:style-name="ce9"/>
          <table:table-cell table:number-columns-repeated="16373"/>
        </table:table-row>
        <table:table-row table:number-rows-repeated="4" table:style-name="ro1">
          <table:table-cell table:number-columns-repeated="11" table:style-name="ce9"/>
          <table:table-cell table:number-columns-repeated="16373"/>
        </table:table-row>
        <table:table-row table:style-name="ro1">
          <table:table-cell office:value-type="string" table:style-name="ce14">
            <text:p>Number of disks per broker</text:p>
          </table:table-cell>
          <table:table-cell office:value-type="float" office:value="4" table:formula="of:=MAX([.B9];ROUNDUP([.B11]/[.B10];0))" table:style-name="ce14">
            <text:p>4</text:p>
          </table:table-cell>
          <table:table-cell table:number-columns-repeated="2" table:style-name="ce9"/>
          <table:table-cell office:value-type="string" table:style-name="ce14">
            <text:p>Number of brokers</text:p>
          </table:table-cell>
          <table:table-cell office:value-type="float" office:value="3" table:formula="of:=MAX(ROUNDUP([.B7]/([.F6]*[.F7]);0);MAX([Inputs.B6:.K6]))" table:style-name="ce14">
            <text:p>3</text:p>
          </table:table-cell>
          <table:table-cell table:number-columns-repeated="2" table:style-name="ce9"/>
          <table:table-cell office:value-type="string" table:style-name="ce14">
            <text:p>Number of Network interfaces per broker</text:p>
          </table:table-cell>
          <table:table-cell office:value-type="float" office:value="1" table:formula="of:=MAX([.J10];ROUNDUP(SUM([.J6:.J8])/1024/[.J10];0))" table:style-name="ce14">
            <text:p>1</text:p>
          </table:table-cell>
          <table:table-cell table:style-name="ce11"/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4" table:style-name="ce2"/>
          <table:table-cell table:number-columns-repeated="4" table:style-name="ce6"/>
          <table:table-cell table:number-columns-repeated="16376" table:style-name="ce2"/>
        </table:table-row>
        <table:table-row table:style-name="ro2">
          <table:table-cell table:number-columns-repeated="4" table:style-name="ce1"/>
          <table:table-cell table:number-columns-repeated="4" table:style-name="ce3"/>
          <table:table-cell table:number-columns-repeated="16376" table:style-name="ce1"/>
        </table:table-row>
        <table:table-row table:style-name="ro2">
          <table:table-cell table:number-columns-repeated="4" table:style-name="ce1"/>
          <table:table-cell table:style-name="ce7"/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office:value-type="string" table:style-name="ce4">
            <text:p>Input values</text:p>
          </table:table-cell>
          <table:table-cell table:number-columns-repeated="3" table:style-name="ce1"/>
          <table:table-cell table:number-columns-repeated="4" table:style-name="ce3"/>
          <table:table-cell table:number-columns-repeated="16376" table:style-name="ce1"/>
        </table:table-row>
        <table:table-row table:style-name="ro2">
          <table:table-cell office:value-type="string" table:style-name="ce5">
            <text:p>Calculated results</text:p>
          </table:table-cell>
          <table:table-cell table:number-columns-repeated="3" table:style-name="ce1"/>
          <table:table-cell table:number-columns-repeated="4" table:style-name="ce3"/>
          <table:table-cell table:number-columns-repeated="16376" table:style-name="ce1"/>
        </table:table-row>
        <table:table-row table:style-name="ro2">
          <table:table-cell table:number-columns-repeated="4" table:style-name="ce1"/>
          <table:table-cell table:style-name="ce7"/>
          <table:table-cell table:number-columns-repeated="3" table:style-name="ce3"/>
          <table:table-cell table:number-columns-repeated="16376" table:style-name="ce1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3"/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meta:initial-creator>Microsoft Office User</meta:initial-creator>
    <dc:creator>Ivan Kunz</dc:creator>
    <meta:creation-date>2019-01-23T15:22:19Z</meta:creation-date>
    <dc:date>2019-08-23T14:14:36Z</dc:date>
  </office:meta>
</office:document-meta>
</file>